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02pt" svg:x="12.73pt" svg:y="2.47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538" calcext:value-type="float">
            <text:p>1538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88296488946684" calcext:value-type="percentage">
            <text:p>9.88%</text:p>
          </table:table-cell>
          <table:table-cell/>
          <table:table-cell table:formula="of:=[.G58]/10" office:value-type="float" office:value="153.8" calcext:value-type="float">
            <text:p>153.8</text:p>
          </table:table-cell>
          <table:table-cell table:formula="of:=[.I58]*10000" office:value-type="float" office:value="988.296488946684" calcext:value-type="float">
            <text:p>988.3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67331" calcext:value-type="float">
            <text:p>167331</text:p>
          </table:table-cell>
          <table:table-cell table:style-name="ce1" table:formula="of:=SUM([.H3:.H70])" office:value-type="float" office:value="10074" calcext:value-type="float">
            <text:p>10074</text:p>
          </table:table-cell>
          <table:table-cell table:style-name="ce6" table:formula="of:=([.H72]/[.G72])" office:value-type="percentage" office:value="0.060204026749377" calcext:value-type="percentage">
            <text:p>6.02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5:14:37.808596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9-08-17T15:15:04.886220863</dc:date>
    <meta:editing-duration>P2DT16H48M59S</meta:editing-duration>
    <meta:editing-cycles>124</meta:editing-cycles>
    <meta:generator>LibreOffice/6.0.7.3$Linux_X86_64 LibreOffice_project/00m0$Build-3</meta:generator>
    <meta:document-statistic meta:table-count="2" meta:cell-count="141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8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53.8">
                <text:p>153.8</text:p>
              </table:table-cell>
              <table:table-cell office:value-type="float" office:value="988.296488946684">
                <text:p>988.2964889466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9cm" svg:y="0.296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